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nux Libertine" svg:font-family="'Linux Libertine', Georgia, Times, serif"/>
    <style:font-face style:name="monospace" svg:font-family="monospace, monospac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be5fd"/>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T1" style:family="text">
      <style:text-properties fo:font-variant="normal" fo:text-transform="none" fo:color="#000000" style:font-name="Linux Libertine" fo:letter-spacing="normal" fo:language="en" fo:country="US" fo:font-style="normal" fo:font-weight="normal"/>
    </style:style>
    <style:style style:name="T2" style:family="text">
      <style:text-properties fo:font-variant="normal" fo:text-transform="none" fo:color="#000000" style:font-name="Linux Libertine" fo:letter-spacing="normal" fo:language="en" fo:country="US" fo:font-style="normal" fo:font-weight="normal" officeooo:rsid="001be5fd"/>
    </style:style>
    <style:style style:name="T3" style:family="text">
      <style:text-properties fo:font-variant="normal" fo:text-transform="none" fo:color="#000000" style:font-name="Arial" fo:font-size="9pt" fo:letter-spacing="normal" fo:font-style="normal" fo:font-weight="bold" loext:padding="0cm" loext:border="none"/>
    </style:style>
    <style:style style:name="T4" style:family="text">
      <style:text-properties fo:language="en" fo:country="US"/>
    </style:style>
    <style:style style:name="T5" style:family="text">
      <style:text-properties fo:language="ru" fo:country="RU"/>
    </style:style>
    <style:style style:name="T6" style:family="text">
      <style:text-properties fo:language="ru" fo:country="RU" officeooo:rsid="001be5f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 text:name="firstHeading"/>Price Volume Trend (PVT)</text:p>
      <text:p text:style-name="Text_20_body"/>
      <text:p text:style-name="P1">Тенденция цены и объема (Price and Volume Trend, PVT), представляет собой нарастающую сумму значений объема торгов, рассчитываемую с учетом изменений цен закрытия. </text:p>
      <text:p text:style-name="P1">По мнению многих инвесторов, PVT точнее чем OBV показывает динамику объема торгов. Это связано с тем, что к значению OBV добавляется одна и та же величина объема вне зависимости от того, закрылась ли бумага выше на долю пункта или вдвое возросла в цене. В случае же PVT к текущему накопленному значению добавляется небольшая доля объема, если относительное изменение цены невелико. Если же цена изменилась существенно, к значению PVT добавляется значительная доля объема.</text:p>
      <text:h text:style-name="Heading_20_3" text:outline-level="3"><text:span text:style-name="Strong_20_Emphasis">Расчет</text:span></text:h>
      <text:p text:style-name="P1">PVT рассчитывается путем умножения текущего объема на относительное изменение цены бумаги с добавлением полученной величины к текущему накопленному значению индикатора.</text:p>
      <text:p text:style-name="P1"/>
      <text:p text:style-name="P3">PVT (i) = ((CLOSE (i) - CLOSE (i - 1)) / CLOSE (i - 1)) * VOLUME (i) + PVT (i - 1)</text:p>
      <text:p text:style-name="Text_20_body"><text:span text:style-name="T6">г</text:span>де:<text:line-break/>CLOSE (i) — цена закрытия текущего бара;<text:line-break/>CLOSE (i – n) — цена закрытия n баров назад;<text:line-break/>VOLUME (i) — объем текущего бара;<text:line-break/>PVT (i) — текущее значение индикатора PVT;<text:line-break/>PVT (i – 1) — значение индикатора PVT на предыдущем баре.</text:p>
      <text:p text:style-name="P1"/>
      <text:p text:style-name="P1">В большинстве ситуаций PVT самостоятельно для торговли не используется, а просто дополняется осцилляторами. Эта картина характерная для большинства трендовых инструментов и индикаторов объема. </text:p>
      <text:p text:style-name="P1">Преимущества PVT аналогичен OBV, но имеет более четкие сигналы. Он суммирует только небольшую часть объема во время незначительного изменения стоимости. Если стоимость существенно вырастает, то эту часть объема увеличивает. Недостатки PVT формирует много ложных сигналов. Из-за этого индикатор самостоятельно не должен применяться.</text:p>
      <text:p text:style-name="P2">Правила использования индикатора Реальный объем торгов не отображается в Метатрейдере, поэтому во всех расчетах приходится ограничиваться тиковым объемом, который отражает активность торгов. Теперь рассмотрим правила применения PVT индикатора. Название данного алгоритма уже помогает понять, как его необходимо использовать: Когда PVT снижается – медвежий тренд на рынке и рекомендуется продавать актив. Когда PVT увеличивается – верх одерживают быки, поэтому стоит покупать актив.</text:p>
      <text:p text:style-name="P2"><text:lin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nux Libertine" svg:font-family="'Linux Libertine', Georgia, Times, serif"/>
    <style:font-face style:name="monospace" svg:font-family="monospace, monospac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101cm" fo:margin-bottom="0.93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8T19:57:44.319000000</meta:creation-date>
    <dc:date>2020-02-18T20:04:01.044000000</dc:date>
    <meta:editing-duration>PT6M18S</meta:editing-duration>
    <meta:editing-cycles>1</meta:editing-cycles>
    <meta:document-statistic meta:table-count="0" meta:image-count="0" meta:object-count="0" meta:page-count="1" meta:paragraph-count="11" meta:word-count="301" meta:character-count="2146" meta:non-whitespace-character-count="1843"/>
    <meta:generator>LibreOffice/6.1.3.2$Windows_X86_64 LibreOffice_project/86daf60bf00efa86ad547e59e09d6bb77c699acb</meta:generator>
  </office:meta>
</office:document-meta>
</file>